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2D000001C6FA64236E0D2A8AEF.png" manifest:media-type="image/png"/>
  <manifest:file-entry manifest:full-path="Pictures/10000201000004CE0000020291C75F2871DBC16B.png" manifest:media-type="image/png"/>
  <manifest:file-entry manifest:full-path="Pictures/100002010000022900000196466D223C2C1B3B77.png" manifest:media-type="image/png"/>
  <manifest:file-entry manifest:full-path="Pictures/10000201000001EB0000014873CC59E1076A537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35cm" fo:min-width="4.5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Quartz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8.414cm" svg:height="10.741cm" svg:x="3.2cm" svg:y="2.735cm">
          <draw:image xlink:href="Pictures/100002010000022900000196466D223C2C1B3B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uton RST</text:p>
          </draw:text-box>
        </draw:frame>
        <draw:frame draw:style-name="gr3" draw:text-style-name="P3" draw:layer="layout" svg:width="16.236cm" svg:height="9.134cm" svg:x="4.6cm" svg:y="3.685cm" presentation:class="graphic" presentation:user-transformed="true">
          <draw:image xlink:href="Pictures/10000201000001EB0000014873CC59E1076A53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tenna</text:p>
          </draw:text-box>
        </draw:frame>
        <draw:frame draw:style-name="gr3" draw:text-style-name="P3" draw:layer="layout" svg:width="21.858cm" svg:height="9.134cm" svg:x="3.07cm" svg:y="3.685cm" presentation:class="graphic">
          <draw:image xlink:href="Pictures/10000201000004CE0000020291C75F2871DBC16B.png" xlink:type="simple" xlink:show="embed" xlink:actuate="onLoad" loext:mime-type="image/png">
            <text:p/>
          </draw:image>
        </draw:frame>
        <draw:custom-shape draw:style-name="gr4" draw:text-style-name="P4" draw:layer="layout" svg:width="5cm" svg:height="3.6cm" svg:x="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pply Part : MCU and SMPS</text:p>
          </draw:text-box>
        </draw:frame>
        <draw:frame draw:style-name="gr3" draw:text-style-name="P3" draw:layer="layout" svg:width="21.508cm" svg:height="9.134cm" svg:x="3.245cm" svg:y="3.685cm" presentation:class="graphic">
          <draw:image xlink:href="Pictures/100002010000042D000001C6FA64236E0D2A8A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3-04-06T14:26:51.332922273</meta:creation-date>
    <dc:date>2023-04-06T14:59:20.794651208</dc:date>
    <meta:editing-duration>PT12M9S</meta:editing-duration>
    <meta:editing-cycles>1</meta:editing-cycles>
    <meta:generator>LibreOffice/6.4.7.2$Linux_X86_64 LibreOffice_project/40$Build-2</meta:generator>
    <meta:document-statistic meta:object-count="39"/>
  </office:meta>
</office:document-meta>
</file>